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4pt" style:font-size-asian="4pt" style:font-size-complex="4pt"/>
    </style:style>
    <style:style style:name="P2" style:family="paragraph" style:parent-style-name="Standard" style:list-style-name="L1">
      <style:text-properties fo:font-size="4pt" style:font-size-asian="4pt" style:font-size-complex="4pt"/>
    </style:style>
    <style:style style:name="P3" style:family="paragraph" style:parent-style-name="Standard" style:list-style-name="L1">
      <style:paragraph-properties fo:margin-left="0.3917in" fo:margin-right="0in" fo:text-indent="-0.25in" style:auto-text-indent="false">
        <style:tab-stops>
          <style:tab-stop style:position="-0.1098in"/>
        </style:tab-stops>
      </style:paragraph-properties>
    </style:style>
    <style:style style:name="P4" style:family="paragraph" style:parent-style-name="Standard" style:list-style-name="L1">
      <style:paragraph-properties fo:margin-left="0.3917in" fo:margin-right="0in" fo:text-indent="-0.25in" style:auto-text-indent="false">
        <style:tab-stops>
          <style:tab-stop style:position="-0.1098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 style:list-style-name="L1">
      <style:paragraph-properties fo:margin-left="0.3917in" fo:margin-right="0in" fo:text-indent="-0.25in" style:auto-text-indent="false">
        <style:tab-stops>
          <style:tab-stop style:position="-0.1098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Step 1</text:span>: <text:s/>I gave my life to God (JFH). <text:s/>What does that mean:</text:p>
      <text:p text:style-name="Standard"/>
      <text:p text:style-name="Standard">I trust God! Upon my death I trust God to do what God wants to do <text:s/>with me (Ego, consciousness, memories, etc.); this seems obvious because God always held that control! But it is a realization of a “new me”; a letting go. Summed up by “I trust God now!”</text:p>
      <text:p text:style-name="P1"/>
      <text:list xml:id="list969474542613010832" text:style-name="L1">
        <text:list-item>
          <text:list>
            <text:list-item>
              <text:p text:style-name="P3"><text:bookmark text:name="en-MSG-10015"/><text:span text:style-name="T3">“There’s nothing they can do to your soul, your core being. Save your fear for God, who holds your entire life—body and soul—in God's hands. <text:s/></text:span><text:span text:style-name="T4">MT10:28</text:span></text:p>
            </text:list-item>
          </text:list>
        </text:list-item>
      </text:list>
      <text:p text:style-name="P1"/>
      <text:list xml:id="list2123340366" text:continue-numbering="true" text:style-name="L1">
        <text:list-item>
          <text:list>
            <text:list-item>
              <text:p text:style-name="P4">“What good is it for someone to gain the whole world, yet forfeit their <text:span text:style-name="T1">soul</text:span>?” <text:span text:style-name="T4">MT16:26 <text:s/></text:span></text:p>
            </text:list-item>
          </text:list>
        </text:list-item>
        <text:list-item>
          <text:p text:style-name="P2"/>
          <text:list>
            <text:list-item>
              <text:p text:style-name="P5">You make mistakes everyday! Remember: “ <text:bookmark text:name="en-MSG-10044"/>“There’s nothing done or said that can’t be forgiven. <text:span text:style-name="T4"><text:s/>MT12:31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3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11:00:40</meta:creation-date>
    <meta:editing-duration>P0D</meta:editing-duration>
    <meta:editing-cycles>1</meta:editing-cycles>
    <meta:generator>OpenOffice.org/3.4.1$Unix OpenOffice.org_project/341m1$Build-9593</meta:generator>
    <meta:document-statistic meta:table-count="0" meta:image-count="0" meta:object-count="0" meta:page-count="1" meta:paragraph-count="5" meta:word-count="126" meta:character-count="655"/>
  </office:meta>
</office:document-meta>
</file>